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51cm" svg:stroke-color="#ff0000" draw:marker-start-width="0.279cm" draw:marker-end-width="0.279cm" draw:fill="none" draw:fill-color="#cfe7f5" draw:textarea-horizontal-align="justify" draw:textarea-vertical-align="middle" draw:auto-grow-height="false" fo:padding-top="0.15cm" fo:padding-bottom="0.15cm" fo:padding-left="0.275cm" fo:padding-right="0.275cm" draw:shadow-offset-x="0.203cm" draw:shadow-offset-y="0.203cm"/>
    </style:style>
    <style:style style:name="gr4" style:family="graphic" style:parent-style-name="objectwithoutfill">
      <style:graphic-properties draw:marker-start="Symmetric_20_Arrow" draw:marker-end="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cm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draw:fill-color="#ffd320" draw:fill-hatch-solid="true" draw:textarea-horizontal-align="justify" draw:textarea-vertical-align="middle" draw:auto-grow-height="false"/>
    </style:style>
    <style:style style:name="gr8" style:family="graphic" style:parent-style-name="standard">
      <style:graphic-properties draw:fill-color="#ffd320" draw:textarea-horizontal-align="justify" draw:textarea-vertical-align="middle" draw:auto-grow-height="false"/>
    </style:style>
    <style:style style:name="gr9" style:family="graphic" style:parent-style-name="standard">
      <style:graphic-properties draw:stroke="dash" draw:stroke-dash="Ultrafine_20_Dashed" draw:opacity="75%" draw:textarea-horizontal-align="justify" draw:textarea-vertical-align="middle" draw:auto-grow-height="false" draw:shadow-opacity="75%"/>
    </style:style>
    <style:style style:name="gr10" style:family="graphic" style:parent-style-name="standard">
      <style:graphic-properties draw:stroke="dash" draw:stroke-dash="Ultrafine_20_Dashed" svg:stroke-width="0.051cm" svg:stroke-color="#ff0000" draw:marker-start-width="0.279cm" draw:marker-end-width="0.279cm" draw:fill="none" draw:fill-color="#cfe7f5" draw:opacity="75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75%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1.484cm"/>
    </style:style>
    <style:style style:name="gr12" style:family="graphic" style:parent-style-name="standard">
      <style:graphic-properties draw:fill-color="#3deb3d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fo:min-height="2.286cm"/>
    </style:style>
    <style:style style:name="gr14" style:family="graphic" style:parent-style-name="standard">
      <style:graphic-properties draw:stroke="none" svg:stroke-color="#000000" draw:fill="none" draw:fill-color="#ffffff" fo:min-height="3.302cm"/>
    </style:style>
    <style:style style:name="gr15" style:family="graphic" style:parent-style-name="standard">
      <style:graphic-properties draw:stroke="none" svg:stroke-color="#000000" draw:fill="none" draw:fill-color="#ffffff" fo:min-height="2.417cm"/>
    </style:style>
    <style:style style:name="P1" style:family="paragraph">
      <style:paragraph-properties fo:text-align="center"/>
      <style:text-properties fo:font-size="8pt" style:font-size-asian="8pt" style:font-size-complex="8pt"/>
    </style:style>
    <style:style style:name="P2" style:family="paragraph">
      <style:text-properties fo:font-size="8pt" style:font-size-asian="8pt" style:font-size-complex="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254cm" svg:height="0.381cm" svg:x="1.381cm" svg:y="1.508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817cm" svg:height="0.569cm" svg:x="1.635cm" svg:y="1.333cm">
          <draw:text-box>
            <text:p text:style-name="P2"><text:span text:style-name="T1">state_var_t (char/short/int)</text:span></text:p>
          </draw:text-box>
        </draw:frame>
        <draw:g>
          <draw:custom-shape draw:style-name="gr1" draw:text-style-name="P1" draw:layer="layout" svg:width="0.254cm" svg:height="0.381cm" svg:x="1.381cm" svg:y="2.27cm">
            <text:p text:style-name="P1"><text:span text:style-name="T1">2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54cm" svg:height="0.381cm" svg:x="1.635cm" svg:y="2.27cm">
            <text:p text:style-name="P1"><text:span text:style-name="T1">4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54cm" svg:height="0.381cm" svg:x="1.889cm" svg:y="2.27cm">
            <text:p text:style-name="P1"><text:span text:style-name="T1">1</text:span></text:p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54cm" svg:height="0.381cm" svg:x="2.143cm" svg:y="2.27cm">
            <text:p text:style-name="P1"><text:span text:style-name="T1">2</text:span></text:p>
            <draw:enhanced-geometry svg:viewBox="0 0 21600 21600" draw:type="rectangle" draw:enhanced-path="M 0 0 L 21600 0 21600 21600 0 21600 0 0 Z N"/>
          </draw:custom-shape>
        </draw:g>
        <draw:custom-shape draw:style-name="gr3" draw:text-style-name="P3" draw:layer="layout" svg:width="1.016cm" svg:height="0.381cm" svg:x="1.381cm" svg:y="2.27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.381cm" svg:y1="2.651cm" svg:x2="1.508cm" svg:y2="3.413cm">
          <text:p/>
        </draw:line>
        <draw:frame draw:style-name="gr2" draw:text-style-name="P2" draw:layer="layout" svg:width="3.271cm" svg:height="0.569cm" svg:x="1.285cm" svg:y="2.971cm">
          <draw:text-box>
            <text:p text:style-name="P2"><text:span text:style-name="T1">state_var_t * (“buffer”)</text:span></text:p>
          </draw:text-box>
        </draw:frame>
        <draw:g>
          <draw:custom-shape draw:style-name="gr1" draw:text-style-name="P4" draw:layer="layout" svg:width="0.254cm" svg:height="0.381cm" svg:x="4.048cm" svg:y="6.33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4" draw:layer="layout" svg:width="0.254cm" svg:height="0.381cm" svg:x="4.302cm" svg:y="6.33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4" draw:layer="layout" svg:width="0.254cm" svg:height="0.381cm" svg:x="4.556cm" svg:y="6.33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4" draw:layer="layout" svg:width="0.254cm" svg:height="0.381cm" svg:x="4.81cm" svg:y="6.334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0.254cm" svg:height="0.381cm" svg:x="2.016cm" svg:y="5.318cm">
              <text:p text:style-name="P1">2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54cm" svg:height="0.381cm" svg:x="2.27cm" svg:y="5.318cm">
              <text:p text:style-name="P1"><text:span text:style-name="T1">4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54cm" svg:height="0.381cm" svg:x="2.524cm" svg:y="5.318cm">
              <text:p text:style-name="P1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54cm" svg:height="0.381cm" svg:x="2.778cm" svg:y="5.318cm">
              <text:p text:style-name="P1">2</text:p>
              <draw:enhanced-geometry svg:viewBox="0 0 21600 21600" draw:type="rectangle" draw:enhanced-path="M 0 0 L 21600 0 21600 21600 0 21600 0 0 Z N"/>
            </draw:custom-shape>
          </draw:g>
          <draw:custom-shape draw:style-name="gr3" draw:text-style-name="P3" draw:layer="layout" svg:width="1.016cm" svg:height="0.381cm" svg:x="2.016cm" svg:y="5.31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4" draw:layer="layout" svg:width="0.254cm" svg:height="0.381cm" svg:x="5.064cm" svg:y="6.33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4" draw:layer="layout" svg:width="0.254cm" svg:height="0.381cm" svg:x="5.318cm" svg:y="6.33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4" draw:layer="layout" svg:width="0.254cm" svg:height="0.381cm" svg:x="5.572cm" svg:y="6.334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4" draw:layer="layout" svg:width="0.254cm" svg:height="0.381cm" svg:x="5.826cm" svg:y="6.334cm">
            <text:p/>
            <draw:enhanced-geometry svg:viewBox="0 0 21600 21600" draw:type="rectangle" draw:enhanced-path="M 0 0 L 21600 0 21600 21600 0 21600 0 0 Z N"/>
          </draw:custom-shape>
        </draw:g>
        <draw:frame draw:style-name="gr5" draw:text-style-name="P2" draw:layer="layout" svg:width="7.112cm" svg:height="0.569cm" svg:x="1cm" svg:y="4.114cm">
          <draw:text-box>
            <text:p text:style-name="P2"><text:span text:style-name="T1">SegmentedArrayVector&lt;state_var_t&gt;</text:span></text:p>
          </draw:text-box>
        </draw:frame>
        <draw:g>
          <draw:g>
            <draw:custom-shape draw:style-name="gr1" draw:text-style-name="P1" draw:layer="layout" svg:width="0.254cm" svg:height="0.381cm" svg:x="3.032cm" svg:y="5.318cm">
              <text:p text:style-name="P1">3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54cm" svg:height="0.381cm" svg:x="3.286cm" svg:y="5.318cm">
              <text:p text:style-name="P1"><text:span text:style-name="T1">4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54cm" svg:height="0.381cm" svg:x="3.54cm" svg:y="5.318cm">
              <text:p text:style-name="P1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54cm" svg:height="0.381cm" svg:x="3.794cm" svg:y="5.318cm">
              <text:p text:style-name="P1">2</text:p>
              <draw:enhanced-geometry svg:viewBox="0 0 21600 21600" draw:type="rectangle" draw:enhanced-path="M 0 0 L 21600 0 21600 21600 0 21600 0 0 Z N"/>
            </draw:custom-shape>
          </draw:g>
          <draw:custom-shape draw:style-name="gr3" draw:text-style-name="P3" draw:layer="layout" svg:width="1.016cm" svg:height="0.381cm" svg:x="3.032cm" svg:y="5.318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0.254cm" svg:height="0.381cm" svg:x="4.048cm" svg:y="5.318cm">
              <text:p text:style-name="P1">2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54cm" svg:height="0.381cm" svg:x="4.302cm" svg:y="5.318cm">
              <text:p text:style-name="P1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54cm" svg:height="0.381cm" svg:x="4.556cm" svg:y="5.318cm">
              <text:p text:style-name="P1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54cm" svg:height="0.381cm" svg:x="4.81cm" svg:y="5.318cm">
              <text:p text:style-name="P1">2</text:p>
              <draw:enhanced-geometry svg:viewBox="0 0 21600 21600" draw:type="rectangle" draw:enhanced-path="M 0 0 L 21600 0 21600 21600 0 21600 0 0 Z N"/>
            </draw:custom-shape>
          </draw:g>
          <draw:custom-shape draw:style-name="gr3" draw:text-style-name="P3" draw:layer="layout" svg:width="1.016cm" svg:height="0.381cm" svg:x="4.048cm" svg:y="5.318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0.254cm" svg:height="0.381cm" svg:x="5.064cm" svg:y="5.318cm">
              <text:p text:style-name="P1">2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54cm" svg:height="0.381cm" svg:x="5.318cm" svg:y="5.318cm">
              <text:p text:style-name="P1"><text:span text:style-name="T1">4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54cm" svg:height="0.381cm" svg:x="5.572cm" svg:y="5.318cm">
              <text:p text:style-name="P1"><text:span text:style-name="T1">3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54cm" svg:height="0.381cm" svg:x="5.826cm" svg:y="5.318cm">
              <text:p text:style-name="P1">2</text:p>
              <draw:enhanced-geometry svg:viewBox="0 0 21600 21600" draw:type="rectangle" draw:enhanced-path="M 0 0 L 21600 0 21600 21600 0 21600 0 0 Z N"/>
            </draw:custom-shape>
          </draw:g>
          <draw:custom-shape draw:style-name="gr3" draw:text-style-name="P3" draw:layer="layout" svg:width="1.016cm" svg:height="0.381cm" svg:x="5.064cm" svg:y="5.318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0.254cm" svg:height="0.381cm" svg:x="3.032cm" svg:y="6.334cm">
              <text:p text:style-name="P1">2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54cm" svg:height="0.381cm" svg:x="3.286cm" svg:y="6.334cm">
              <text:p text:style-name="P1"><text:span text:style-name="T1">4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54cm" svg:height="0.381cm" svg:x="3.54cm" svg:y="6.334cm">
              <text:p text:style-name="P1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54cm" svg:height="0.381cm" svg:x="3.794cm" svg:y="6.334cm">
              <text:p text:style-name="P1">3</text:p>
              <draw:enhanced-geometry svg:viewBox="0 0 21600 21600" draw:type="rectangle" draw:enhanced-path="M 0 0 L 21600 0 21600 21600 0 21600 0 0 Z N"/>
            </draw:custom-shape>
          </draw:g>
          <draw:custom-shape draw:style-name="gr3" draw:text-style-name="P3" draw:layer="layout" svg:width="1.016cm" svg:height="0.381cm" svg:x="3.032cm" svg:y="6.334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0.254cm" svg:height="0.381cm" svg:x="2.016cm" svg:y="6.334cm">
              <text:p text:style-name="P1">1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54cm" svg:height="0.381cm" svg:x="2.27cm" svg:y="6.334cm">
              <text:p text:style-name="P1"><text:span text:style-name="T1">4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54cm" svg:height="0.381cm" svg:x="2.524cm" svg:y="6.334cm">
              <text:p text:style-name="P1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54cm" svg:height="0.381cm" svg:x="2.778cm" svg:y="6.334cm">
              <text:p text:style-name="P1">2</text:p>
              <draw:enhanced-geometry svg:viewBox="0 0 21600 21600" draw:type="rectangle" draw:enhanced-path="M 0 0 L 21600 0 21600 21600 0 21600 0 0 Z N"/>
            </draw:custom-shape>
          </draw:g>
          <draw:custom-shape draw:style-name="gr3" draw:text-style-name="P3" draw:layer="layout" svg:width="1.016cm" svg:height="0.381cm" svg:x="2.016cm" svg:y="6.334cm">
            <text:p/>
            <draw:enhanced-geometry svg:viewBox="0 0 21600 21600" draw:type="rectangle" draw:enhanced-path="M 0 0 L 21600 0 21600 21600 0 21600 0 0 Z N"/>
          </draw:custom-shape>
        </draw:g>
        <draw:custom-shape draw:style-name="gr6" draw:text-style-name="P1" draw:layer="layout" svg:width="5.207cm" svg:height="2.921cm" svg:x="1.127cm" svg:y="4.17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381cm" svg:height="0.508cm" svg:x="1.254cm" svg:y="5.318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2.016cm" svg:y1="5.699cm" svg:x2="1.381cm" svg:y2="5.572cm">
          <text:p/>
        </draw:line>
        <draw:line draw:style-name="gr4" draw:text-style-name="P3" draw:layer="layout" svg:x1="2.016cm" svg:y1="6.715cm" svg:x2="1.508cm" svg:y2="6.08cm">
          <text:p/>
        </draw:line>
        <draw:custom-shape draw:style-name="gr6" draw:text-style-name="P1" draw:layer="layout" svg:width="0.381cm" svg:height="0.508cm" svg:x="1.254cm" svg:y="5.82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254cm" svg:height="0.381cm" svg:x="1.889cm" svg:y="4.937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254cm" svg:height="0.381cm" svg:x="2.905cm" svg:y="4.937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254cm" svg:height="0.381cm" svg:x="3.921cm" svg:y="4.937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254cm" svg:height="0.381cm" svg:x="4.937cm" svg:y="4.937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254cm" svg:height="0.381cm" svg:x="1.889cm" svg:y="5.953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254cm" svg:height="0.381cm" svg:x="2.905cm" svg:y="5.953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254cm" svg:height="0.381cm" svg:x="1.508cm" svg:y="7.985cm">
          <text:p text:style-name="P1">0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394cm" svg:height="0.569cm" svg:x="1.762cm" svg:y="7.858cm">
          <draw:text-box>
            <text:p text:style-name="P2">StateID (index)</text:p>
          </draw:text-box>
        </draw:frame>
        <draw:g>
          <draw:custom-shape draw:style-name="gr1" draw:text-style-name="P4" draw:layer="layout" svg:width="0.254cm" svg:height="0.381cm" svg:x="11.336cm" svg:y="11.22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4" draw:layer="layout" svg:width="0.254cm" svg:height="0.381cm" svg:x="11.59cm" svg:y="11.22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4" draw:layer="layout" svg:width="0.254cm" svg:height="0.381cm" svg:x="11.844cm" svg:y="11.22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4" draw:layer="layout" svg:width="0.254cm" svg:height="0.381cm" svg:x="12.098cm" svg:y="11.22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0.254cm" svg:height="0.381cm" svg:x="9.304cm" svg:y="10.205cm">
              <text:p text:style-name="P1">2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54cm" svg:height="0.381cm" svg:x="9.558cm" svg:y="10.205cm">
              <text:p text:style-name="P1"><text:span text:style-name="T1">4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54cm" svg:height="0.381cm" svg:x="9.812cm" svg:y="10.205cm">
              <text:p text:style-name="P1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54cm" svg:height="0.381cm" svg:x="10.066cm" svg:y="10.205cm">
              <text:p text:style-name="P1">2</text:p>
              <draw:enhanced-geometry svg:viewBox="0 0 21600 21600" draw:type="rectangle" draw:enhanced-path="M 0 0 L 21600 0 21600 21600 0 21600 0 0 Z N"/>
            </draw:custom-shape>
          </draw:g>
          <draw:custom-shape draw:style-name="gr3" draw:text-style-name="P3" draw:layer="layout" svg:width="1.016cm" svg:height="0.381cm" svg:x="9.304cm" svg:y="10.20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" draw:text-style-name="P4" draw:layer="layout" svg:width="0.254cm" svg:height="0.381cm" svg:x="12.352cm" svg:y="11.22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4" draw:layer="layout" svg:width="0.254cm" svg:height="0.381cm" svg:x="12.606cm" svg:y="11.22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4" draw:layer="layout" svg:width="0.254cm" svg:height="0.381cm" svg:x="12.86cm" svg:y="11.221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4" draw:layer="layout" svg:width="0.254cm" svg:height="0.381cm" svg:x="13.114cm" svg:y="11.22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0.254cm" svg:height="0.381cm" svg:x="10.32cm" svg:y="10.205cm">
              <text:p text:style-name="P1">3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54cm" svg:height="0.381cm" svg:x="10.574cm" svg:y="10.205cm">
              <text:p text:style-name="P1"><text:span text:style-name="T1">4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54cm" svg:height="0.381cm" svg:x="10.828cm" svg:y="10.205cm">
              <text:p text:style-name="P1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54cm" svg:height="0.381cm" svg:x="11.082cm" svg:y="10.205cm">
              <text:p text:style-name="P1">2</text:p>
              <draw:enhanced-geometry svg:viewBox="0 0 21600 21600" draw:type="rectangle" draw:enhanced-path="M 0 0 L 21600 0 21600 21600 0 21600 0 0 Z N"/>
            </draw:custom-shape>
          </draw:g>
          <draw:custom-shape draw:style-name="gr3" draw:text-style-name="P3" draw:layer="layout" svg:width="1.016cm" svg:height="0.381cm" svg:x="10.32cm" svg:y="10.20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0.254cm" svg:height="0.381cm" svg:x="11.336cm" svg:y="10.205cm">
              <text:p text:style-name="P1">2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54cm" svg:height="0.381cm" svg:x="11.59cm" svg:y="10.205cm">
              <text:p text:style-name="P1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54cm" svg:height="0.381cm" svg:x="11.844cm" svg:y="10.205cm">
              <text:p text:style-name="P1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54cm" svg:height="0.381cm" svg:x="12.098cm" svg:y="10.205cm">
              <text:p text:style-name="P1">2</text:p>
              <draw:enhanced-geometry svg:viewBox="0 0 21600 21600" draw:type="rectangle" draw:enhanced-path="M 0 0 L 21600 0 21600 21600 0 21600 0 0 Z N"/>
            </draw:custom-shape>
          </draw:g>
          <draw:custom-shape draw:style-name="gr3" draw:text-style-name="P3" draw:layer="layout" svg:width="1.016cm" svg:height="0.381cm" svg:x="11.336cm" svg:y="10.20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0.254cm" svg:height="0.381cm" svg:x="12.352cm" svg:y="10.205cm">
              <text:p text:style-name="P1">2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54cm" svg:height="0.381cm" svg:x="12.606cm" svg:y="10.205cm">
              <text:p text:style-name="P1"><text:span text:style-name="T1">4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54cm" svg:height="0.381cm" svg:x="12.86cm" svg:y="10.205cm">
              <text:p text:style-name="P1"><text:span text:style-name="T1">3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54cm" svg:height="0.381cm" svg:x="13.114cm" svg:y="10.205cm">
              <text:p text:style-name="P1">2</text:p>
              <draw:enhanced-geometry svg:viewBox="0 0 21600 21600" draw:type="rectangle" draw:enhanced-path="M 0 0 L 21600 0 21600 21600 0 21600 0 0 Z N"/>
            </draw:custom-shape>
          </draw:g>
          <draw:custom-shape draw:style-name="gr3" draw:text-style-name="P3" draw:layer="layout" svg:width="1.016cm" svg:height="0.381cm" svg:x="12.352cm" svg:y="10.205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0.254cm" svg:height="0.381cm" svg:x="10.32cm" svg:y="11.221cm">
              <text:p text:style-name="P1">2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54cm" svg:height="0.381cm" svg:x="10.574cm" svg:y="11.221cm">
              <text:p text:style-name="P1"><text:span text:style-name="T1">4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54cm" svg:height="0.381cm" svg:x="10.828cm" svg:y="11.221cm">
              <text:p text:style-name="P1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54cm" svg:height="0.381cm" svg:x="11.082cm" svg:y="11.221cm">
              <text:p text:style-name="P1">3</text:p>
              <draw:enhanced-geometry svg:viewBox="0 0 21600 21600" draw:type="rectangle" draw:enhanced-path="M 0 0 L 21600 0 21600 21600 0 21600 0 0 Z N"/>
            </draw:custom-shape>
          </draw:g>
          <draw:custom-shape draw:style-name="gr3" draw:text-style-name="P3" draw:layer="layout" svg:width="1.016cm" svg:height="0.381cm" svg:x="10.32cm" svg:y="11.22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1" draw:text-style-name="P1" draw:layer="layout" svg:width="0.254cm" svg:height="0.381cm" svg:x="9.304cm" svg:y="11.221cm">
              <text:p text:style-name="P1">1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54cm" svg:height="0.381cm" svg:x="9.558cm" svg:y="11.221cm">
              <text:p text:style-name="P1"><text:span text:style-name="T1">4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54cm" svg:height="0.381cm" svg:x="9.812cm" svg:y="11.221cm">
              <text:p text:style-name="P1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1" draw:text-style-name="P1" draw:layer="layout" svg:width="0.254cm" svg:height="0.381cm" svg:x="10.066cm" svg:y="11.221cm">
              <text:p text:style-name="P1">2</text:p>
              <draw:enhanced-geometry svg:viewBox="0 0 21600 21600" draw:type="rectangle" draw:enhanced-path="M 0 0 L 21600 0 21600 21600 0 21600 0 0 Z N"/>
            </draw:custom-shape>
          </draw:g>
          <draw:custom-shape draw:style-name="gr3" draw:text-style-name="P3" draw:layer="layout" svg:width="1.016cm" svg:height="0.381cm" svg:x="9.304cm" svg:y="11.221cm">
            <text:p/>
            <draw:enhanced-geometry svg:viewBox="0 0 21600 21600" draw:type="rectangle" draw:enhanced-path="M 0 0 L 21600 0 21600 21600 0 21600 0 0 Z N"/>
          </draw:custom-shape>
        </draw:g>
        <draw:custom-shape draw:style-name="gr6" draw:text-style-name="P1" draw:layer="layout" svg:width="5.207cm" svg:height="2.413cm" svg:x="8.415cm" svg:y="9.5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381cm" svg:height="0.508cm" svg:x="8.542cm" svg:y="10.205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9.304cm" svg:y1="10.586cm" svg:x2="8.669cm" svg:y2="10.459cm">
          <text:p/>
        </draw:line>
        <draw:line draw:style-name="gr4" draw:text-style-name="P3" draw:layer="layout" svg:x1="9.304cm" svg:y1="11.602cm" svg:x2="8.796cm" svg:y2="10.967cm">
          <text:p/>
        </draw:line>
        <draw:custom-shape draw:style-name="gr6" draw:text-style-name="P1" draw:layer="layout" svg:width="0.381cm" svg:height="0.508cm" svg:x="8.542cm" svg:y="10.713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254cm" svg:height="0.381cm" svg:x="9.177cm" svg:y="9.82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254cm" svg:height="0.381cm" svg:x="10.193cm" svg:y="9.824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254cm" svg:height="0.381cm" svg:x="11.209cm" svg:y="9.824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254cm" svg:height="0.381cm" svg:x="12.225cm" svg:y="9.824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254cm" svg:height="0.381cm" svg:x="9.177cm" svg:y="10.84cm">
          <text:p text:style-name="P1">4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254cm" svg:height="0.381cm" svg:x="10.193cm" svg:y="10.84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715cm" svg:height="7.62cm" svg:x="8.161cm" svg:y="8.93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207cm" svg:height="4.191cm" svg:x="8.415cm" svg:y="12.11cm">
          <text:p/>
          <draw:enhanced-geometry svg:viewBox="0 0 21600 21600" draw:type="rectangle" draw:enhanced-path="M 0 0 L 21600 0 21600 21600 0 21600 0 0 Z N"/>
        </draw:custom-shape>
        <draw:g>
          <draw:g>
            <draw:custom-shape draw:style-name="gr9" draw:text-style-name="P1" draw:layer="layout" svg:width="0.254cm" svg:height="0.381cm" svg:x="8.669cm" svg:y="12.491cm">
              <text:p text:style-name="P1">2</text:p>
              <draw:enhanced-geometry svg:viewBox="0 0 21600 21600" draw:type="rectangle" draw:enhanced-path="M 0 0 L 21600 0 21600 21600 0 21600 0 0 Z N"/>
            </draw:custom-shape>
            <draw:custom-shape draw:style-name="gr9" draw:text-style-name="P1" draw:layer="layout" svg:width="0.254cm" svg:height="0.381cm" svg:x="8.923cm" svg:y="12.491cm">
              <text:p text:style-name="P1"><text:span text:style-name="T1">4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1" draw:layer="layout" svg:width="0.254cm" svg:height="0.381cm" svg:x="9.177cm" svg:y="12.491cm">
              <text:p text:style-name="P1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1" draw:layer="layout" svg:width="0.254cm" svg:height="0.381cm" svg:x="9.431cm" svg:y="12.491cm">
              <text:p text:style-name="P1">2</text:p>
              <draw:enhanced-geometry svg:viewBox="0 0 21600 21600" draw:type="rectangle" draw:enhanced-path="M 0 0 L 21600 0 21600 21600 0 21600 0 0 Z N"/>
            </draw:custom-shape>
          </draw:g>
          <draw:custom-shape draw:style-name="gr10" draw:text-style-name="P3" draw:layer="layout" svg:width="1.016cm" svg:height="0.381cm" svg:x="8.669cm" svg:y="12.491cm">
            <text:p/>
            <draw:enhanced-geometry svg:viewBox="0 0 21600 21600" draw:type="rectangle" draw:enhanced-path="M 0 0 L 21600 0 21600 21600 0 21600 0 0 Z N"/>
          </draw:custom-shape>
        </draw:g>
        <draw:custom-shape draw:style-name="gr8" draw:text-style-name="P1" draw:layer="layout" svg:width="0.254cm" svg:height="0.381cm" svg:x="10.193cm" svg:y="12.491cm">
          <text:p text:style-name="P1">0</text:p>
          <draw:enhanced-geometry svg:viewBox="0 0 21600 21600" draw:type="rectangle" draw:enhanced-path="M 0 0 L 21600 0 21600 21600 0 21600 0 0 Z N"/>
        </draw:custom-shape>
        <draw:g>
          <draw:g>
            <draw:custom-shape draw:style-name="gr9" draw:text-style-name="P1" draw:layer="layout" svg:width="0.254cm" svg:height="0.381cm" svg:x="8.669cm" svg:y="13.126cm">
              <text:p text:style-name="P1">3</text:p>
              <draw:enhanced-geometry svg:viewBox="0 0 21600 21600" draw:type="rectangle" draw:enhanced-path="M 0 0 L 21600 0 21600 21600 0 21600 0 0 Z N"/>
            </draw:custom-shape>
            <draw:custom-shape draw:style-name="gr9" draw:text-style-name="P1" draw:layer="layout" svg:width="0.254cm" svg:height="0.381cm" svg:x="8.923cm" svg:y="13.126cm">
              <text:p text:style-name="P1"><text:span text:style-name="T1">4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1" draw:layer="layout" svg:width="0.254cm" svg:height="0.381cm" svg:x="9.177cm" svg:y="13.126cm">
              <text:p text:style-name="P1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1" draw:layer="layout" svg:width="0.254cm" svg:height="0.381cm" svg:x="9.431cm" svg:y="13.126cm">
              <text:p text:style-name="P1">2</text:p>
              <draw:enhanced-geometry svg:viewBox="0 0 21600 21600" draw:type="rectangle" draw:enhanced-path="M 0 0 L 21600 0 21600 21600 0 21600 0 0 Z N"/>
            </draw:custom-shape>
          </draw:g>
          <draw:custom-shape draw:style-name="gr10" draw:text-style-name="P3" draw:layer="layout" svg:width="1.016cm" svg:height="0.381cm" svg:x="8.669cm" svg:y="13.126cm">
            <text:p/>
            <draw:enhanced-geometry svg:viewBox="0 0 21600 21600" draw:type="rectangle" draw:enhanced-path="M 0 0 L 21600 0 21600 21600 0 21600 0 0 Z N"/>
          </draw:custom-shape>
        </draw:g>
        <draw:custom-shape draw:style-name="gr8" draw:text-style-name="P1" draw:layer="layout" svg:width="0.254cm" svg:height="0.381cm" svg:x="10.193cm" svg:y="13.126cm">
          <text:p text:style-name="P1">1</text:p>
          <draw:enhanced-geometry svg:viewBox="0 0 21600 21600" draw:type="rectangle" draw:enhanced-path="M 0 0 L 21600 0 21600 21600 0 21600 0 0 Z N"/>
        </draw:custom-shape>
        <draw:g>
          <draw:g>
            <draw:custom-shape draw:style-name="gr9" draw:text-style-name="P1" draw:layer="layout" svg:width="0.254cm" svg:height="0.381cm" svg:x="8.669cm" svg:y="13.761cm">
              <text:p text:style-name="P1">2</text:p>
              <draw:enhanced-geometry svg:viewBox="0 0 21600 21600" draw:type="rectangle" draw:enhanced-path="M 0 0 L 21600 0 21600 21600 0 21600 0 0 Z N"/>
            </draw:custom-shape>
            <draw:custom-shape draw:style-name="gr9" draw:text-style-name="P1" draw:layer="layout" svg:width="0.254cm" svg:height="0.381cm" svg:x="8.923cm" svg:y="13.761cm">
              <text:p text:style-name="P1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1" draw:layer="layout" svg:width="0.254cm" svg:height="0.381cm" svg:x="9.177cm" svg:y="13.761cm">
              <text:p text:style-name="P1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1" draw:layer="layout" svg:width="0.254cm" svg:height="0.381cm" svg:x="9.431cm" svg:y="13.761cm">
              <text:p text:style-name="P1">2</text:p>
              <draw:enhanced-geometry svg:viewBox="0 0 21600 21600" draw:type="rectangle" draw:enhanced-path="M 0 0 L 21600 0 21600 21600 0 21600 0 0 Z N"/>
            </draw:custom-shape>
          </draw:g>
          <draw:custom-shape draw:style-name="gr10" draw:text-style-name="P3" draw:layer="layout" svg:width="1.016cm" svg:height="0.381cm" svg:x="8.669cm" svg:y="13.76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9" draw:text-style-name="P1" draw:layer="layout" svg:width="0.254cm" svg:height="0.381cm" svg:x="8.669cm" svg:y="14.396cm">
              <text:p text:style-name="P1">2</text:p>
              <draw:enhanced-geometry svg:viewBox="0 0 21600 21600" draw:type="rectangle" draw:enhanced-path="M 0 0 L 21600 0 21600 21600 0 21600 0 0 Z N"/>
            </draw:custom-shape>
            <draw:custom-shape draw:style-name="gr9" draw:text-style-name="P1" draw:layer="layout" svg:width="0.254cm" svg:height="0.381cm" svg:x="8.923cm" svg:y="14.396cm">
              <text:p text:style-name="P1"><text:span text:style-name="T1">4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1" draw:layer="layout" svg:width="0.254cm" svg:height="0.381cm" svg:x="9.177cm" svg:y="14.396cm">
              <text:p text:style-name="P1"><text:span text:style-name="T1">3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1" draw:layer="layout" svg:width="0.254cm" svg:height="0.381cm" svg:x="9.431cm" svg:y="14.396cm">
              <text:p text:style-name="P1">2</text:p>
              <draw:enhanced-geometry svg:viewBox="0 0 21600 21600" draw:type="rectangle" draw:enhanced-path="M 0 0 L 21600 0 21600 21600 0 21600 0 0 Z N"/>
            </draw:custom-shape>
          </draw:g>
          <draw:custom-shape draw:style-name="gr10" draw:text-style-name="P3" draw:layer="layout" svg:width="1.016cm" svg:height="0.381cm" svg:x="8.669cm" svg:y="14.396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9" draw:text-style-name="P1" draw:layer="layout" svg:width="0.254cm" svg:height="0.381cm" svg:x="8.669cm" svg:y="15.666cm">
              <text:p text:style-name="P1">2</text:p>
              <draw:enhanced-geometry svg:viewBox="0 0 21600 21600" draw:type="rectangle" draw:enhanced-path="M 0 0 L 21600 0 21600 21600 0 21600 0 0 Z N"/>
            </draw:custom-shape>
            <draw:custom-shape draw:style-name="gr9" draw:text-style-name="P1" draw:layer="layout" svg:width="0.254cm" svg:height="0.381cm" svg:x="8.923cm" svg:y="15.666cm">
              <text:p text:style-name="P1"><text:span text:style-name="T1">4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1" draw:layer="layout" svg:width="0.254cm" svg:height="0.381cm" svg:x="9.177cm" svg:y="15.666cm">
              <text:p text:style-name="P1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1" draw:layer="layout" svg:width="0.254cm" svg:height="0.381cm" svg:x="9.431cm" svg:y="15.666cm">
              <text:p text:style-name="P1">3</text:p>
              <draw:enhanced-geometry svg:viewBox="0 0 21600 21600" draw:type="rectangle" draw:enhanced-path="M 0 0 L 21600 0 21600 21600 0 21600 0 0 Z N"/>
            </draw:custom-shape>
          </draw:g>
          <draw:custom-shape draw:style-name="gr10" draw:text-style-name="P3" draw:layer="layout" svg:width="1.016cm" svg:height="0.381cm" svg:x="8.669cm" svg:y="15.666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9" draw:text-style-name="P1" draw:layer="layout" svg:width="0.254cm" svg:height="0.381cm" svg:x="8.669cm" svg:y="15.031cm">
              <text:p text:style-name="P1">1</text:p>
              <draw:enhanced-geometry svg:viewBox="0 0 21600 21600" draw:type="rectangle" draw:enhanced-path="M 0 0 L 21600 0 21600 21600 0 21600 0 0 Z N"/>
            </draw:custom-shape>
            <draw:custom-shape draw:style-name="gr9" draw:text-style-name="P1" draw:layer="layout" svg:width="0.254cm" svg:height="0.381cm" svg:x="8.923cm" svg:y="15.031cm">
              <text:p text:style-name="P1"><text:span text:style-name="T1">4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1" draw:layer="layout" svg:width="0.254cm" svg:height="0.381cm" svg:x="9.177cm" svg:y="15.031cm">
              <text:p text:style-name="P1"><text:span text:style-name="T1">1</text:span></text:p>
              <draw:enhanced-geometry svg:viewBox="0 0 21600 21600" draw:type="rectangle" draw:enhanced-path="M 0 0 L 21600 0 21600 21600 0 21600 0 0 Z N"/>
            </draw:custom-shape>
            <draw:custom-shape draw:style-name="gr9" draw:text-style-name="P1" draw:layer="layout" svg:width="0.254cm" svg:height="0.381cm" svg:x="9.431cm" svg:y="15.031cm">
              <text:p text:style-name="P1">2</text:p>
              <draw:enhanced-geometry svg:viewBox="0 0 21600 21600" draw:type="rectangle" draw:enhanced-path="M 0 0 L 21600 0 21600 21600 0 21600 0 0 Z N"/>
            </draw:custom-shape>
          </draw:g>
          <draw:custom-shape draw:style-name="gr10" draw:text-style-name="P3" draw:layer="layout" svg:width="1.016cm" svg:height="0.381cm" svg:x="8.669cm" svg:y="15.031cm">
            <text:p/>
            <draw:enhanced-geometry svg:viewBox="0 0 21600 21600" draw:type="rectangle" draw:enhanced-path="M 0 0 L 21600 0 21600 21600 0 21600 0 0 Z N"/>
          </draw:custom-shape>
        </draw:g>
        <draw:custom-shape draw:style-name="gr8" draw:text-style-name="P1" draw:layer="layout" svg:width="0.254cm" svg:height="0.381cm" svg:x="10.193cm" svg:y="13.761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0.254cm" svg:height="0.381cm" svg:x="10.193cm" svg:y="14.396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254cm" svg:height="0.381cm" svg:x="10.193cm" svg:y="15.031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0.254cm" svg:height="0.381cm" svg:x="10.193cm" svg:y="15.666cm">
          <text:p text:style-name="P1">5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0.193cm" svg:y1="12.745cm" svg:x2="9.685cm" svg:y2="12.745cm">
          <text:p/>
        </draw:line>
        <draw:line draw:style-name="gr4" draw:text-style-name="P3" draw:layer="layout" svg:x1="10.193cm" svg:y1="13.38cm" svg:x2="9.685cm" svg:y2="13.38cm">
          <text:p/>
        </draw:line>
        <draw:line draw:style-name="gr4" draw:text-style-name="P3" draw:layer="layout" svg:x1="10.193cm" svg:y1="14.015cm" svg:x2="9.685cm" svg:y2="14.015cm">
          <text:p/>
        </draw:line>
        <draw:line draw:style-name="gr4" draw:text-style-name="P3" draw:layer="layout" svg:x1="10.193cm" svg:y1="14.65cm" svg:x2="9.685cm" svg:y2="14.65cm">
          <text:p/>
        </draw:line>
        <draw:line draw:style-name="gr4" draw:text-style-name="P3" draw:layer="layout" svg:x1="10.193cm" svg:y1="15.285cm" svg:x2="9.685cm" svg:y2="15.285cm">
          <text:p/>
        </draw:line>
        <draw:line draw:style-name="gr4" draw:text-style-name="P3" draw:layer="layout" svg:x1="10.193cm" svg:y1="15.92cm" svg:x2="9.685cm" svg:y2="15.92cm">
          <text:p/>
        </draw:line>
        <draw:frame draw:style-name="gr2" draw:text-style-name="P2" draw:layer="layout" svg:width="2.932cm" svg:height="0.569cm" svg:x="10.895cm" svg:y="12.049cm">
          <draw:text-box>
            <text:p text:style-name="P2">hash_set&lt;StateID&gt;</text:p>
          </draw:text-box>
        </draw:frame>
        <draw:frame draw:style-name="gr2" draw:text-style-name="P2" draw:layer="layout" svg:width="2.208cm" svg:height="0.569cm" svg:x="7.985cm" svg:y="8.874cm">
          <draw:text-box>
            <text:p text:style-name="P2">StateRegistry</text:p>
          </draw:text-box>
        </draw:frame>
        <draw:custom-shape draw:style-name="gr6" draw:text-style-name="P1" draw:layer="layout" svg:width="2.516cm" svg:height="2.032cm" svg:x="1.659cm" svg:y="11.16cm">
          <text:p/>
          <draw:enhanced-geometry svg:viewBox="0 0 21600 21600" draw:type="rectangle" draw:enhanced-path="M 0 0 L 21600 0 21600 21600 0 21600 0 0 Z N"/>
        </draw:custom-shape>
        <draw:frame draw:style-name="gr11" draw:text-style-name="P2" draw:layer="layout" svg:width="1.984cm" svg:height="0.962cm" svg:x="1.508cm" svg:y="11.099cm">
          <draw:text-box>
            <text:p text:style-name="P2">State</text:p>
          </draw:text-box>
        </draw:frame>
        <draw:custom-shape draw:style-name="gr8" draw:text-style-name="P1" draw:layer="layout" svg:width="0.254cm" svg:height="0.381cm" svg:x="2.778cm" svg:y="11.607cm">
          <text:p text:style-name="P1">5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048cm" svg:height="0.569cm" svg:x="1.929cm" svg:y="11.546cm">
          <draw:text-box>
            <text:p text:style-name="P2">id = </text:p>
          </draw:text-box>
        </draw:frame>
        <draw:frame draw:style-name="gr2" draw:text-style-name="P2" draw:layer="layout" svg:width="1.759cm" svg:height="0.569cm" svg:x="1.908cm" svg:y="11.988cm">
          <draw:text-box>
            <text:p text:style-name="P2">registry = </text:p>
          </draw:text-box>
        </draw:frame>
        <draw:frame draw:style-name="gr2" draw:text-style-name="P2" draw:layer="layout" svg:width="1.548cm" svg:height="0.569cm" svg:x="1.889cm" svg:y="12.435cm">
          <draw:text-box>
            <text:p text:style-name="P2">buffer = </text:p>
          </draw:text-box>
        </draw:frame>
        <draw:line draw:style-name="gr4" draw:text-style-name="P3" draw:layer="layout" svg:x1="8.112cm" svg:y1="9.128cm" svg:x2="3.413cm" svg:y2="12.303cm">
          <text:p/>
        </draw:line>
        <draw:line draw:style-name="gr4" draw:text-style-name="P3" draw:layer="layout" svg:x1="10.271cm" svg:y1="11.668cm" svg:x2="3.159cm" svg:y2="12.684cm">
          <text:p/>
        </draw:line>
        <draw:custom-shape draw:style-name="gr6" draw:text-style-name="P1" draw:layer="layout" svg:width="8.509cm" svg:height="7.432cm" svg:x="1.889cm" svg:y="18.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4.02cm" svg:height="0.569cm" svg:x="1.713cm" svg:y="18.399cm">
          <draw:text-box>
            <text:p text:style-name="P2">PerStateInformation&lt;Entry&gt;</text:p>
          </draw:text-box>
        </draw:frame>
        <draw:custom-shape draw:style-name="gr6" draw:text-style-name="P1" draw:layer="layout" svg:width="5.207cm" svg:height="2.921cm" svg:x="4.683cm" svg:y="20.30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381cm" svg:height="0.508cm" svg:x="4.81cm" svg:y="21.447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572cm" svg:y1="21.828cm" svg:x2="4.937cm" svg:y2="21.701cm">
          <text:p/>
        </draw:line>
        <draw:line draw:style-name="gr4" draw:text-style-name="P3" draw:layer="layout" svg:x1="5.572cm" svg:y1="22.844cm" svg:x2="5.064cm" svg:y2="22.209cm">
          <text:p/>
        </draw:line>
        <draw:custom-shape draw:style-name="gr6" draw:text-style-name="P1" draw:layer="layout" svg:width="0.381cm" svg:height="0.508cm" svg:x="4.81cm" svg:y="21.95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254cm" svg:height="0.381cm" svg:x="5.445cm" svg:y="21.066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254cm" svg:height="0.381cm" svg:x="6.461cm" svg:y="21.066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254cm" svg:height="0.381cm" svg:x="7.477cm" svg:y="21.066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0.254cm" svg:height="0.381cm" svg:x="8.493cm" svg:y="21.066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254cm" svg:height="0.381cm" svg:x="5.445cm" svg:y="22.082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254cm" svg:height="0.381cm" svg:x="6.461cm" svg:y="22.082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016cm" svg:height="0.381cm" svg:x="5.572cm" svg:y="21.447cm">
          <text:p text:style-name="P1">Entry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016cm" svg:height="0.381cm" svg:x="6.588cm" svg:y="21.447cm">
          <text:p text:style-name="P1">Entry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016cm" svg:height="0.381cm" svg:x="7.604cm" svg:y="21.447cm">
          <text:p text:style-name="P1">Entry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016cm" svg:height="0.381cm" svg:x="8.62cm" svg:y="21.447cm">
          <text:p text:style-name="P1">Entry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016cm" svg:height="0.381cm" svg:x="5.572cm" svg:y="22.463cm">
          <text:p text:style-name="P1">Entry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016cm" svg:height="0.381cm" svg:x="6.588cm" svg:y="22.463cm">
          <text:p text:style-name="P1">Entry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016cm" svg:height="0.381cm" svg:x="8.62cm" svg:y="22.46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016cm" svg:height="0.381cm" svg:x="5.571cm" svg:y="21.446cm">
          <text:p text:style-name="P1">Entry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016cm" svg:height="0.381cm" svg:x="6.587cm" svg:y="21.446cm">
          <text:p text:style-name="P1">Entry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016cm" svg:height="0.381cm" svg:x="7.603cm" svg:y="21.446cm">
          <text:p text:style-name="P1">Entry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016cm" svg:height="0.381cm" svg:x="8.619cm" svg:y="21.446cm">
          <text:p text:style-name="P1">Entry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5.08cm" svg:height="0.569cm" svg:x="4.556cm" svg:y="20.177cm">
          <draw:text-box>
            <text:p text:style-name="P2"><text:span text:style-name="T1">SegmentedVector&lt;Entry&gt;</text:span></text:p>
          </draw:text-box>
        </draw:frame>
        <draw:frame draw:style-name="gr2" draw:text-style-name="P2" draw:layer="layout" svg:width="1.59cm" svg:height="0.569cm" svg:x="2.143cm" svg:y="22.021cm">
          <draw:text-box>
            <text:p text:style-name="P2">registry1</text:p>
          </draw:text-box>
        </draw:frame>
        <draw:custom-shape draw:style-name="gr6" draw:text-style-name="P1" draw:layer="layout" svg:width="8.001cm" svg:height="6.35cm" svg:x="2.143cm" svg:y="19.2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.59cm" svg:height="0.569cm" svg:x="2.143cm" svg:y="22.656cm">
          <draw:text-box>
            <text:p text:style-name="P2">registry2</text:p>
          </draw:text-box>
        </draw:frame>
        <draw:frame draw:style-name="gr2" draw:text-style-name="P2" draw:layer="layout" svg:width="7.457cm" svg:height="0.569cm" svg:x="2.052cm" svg:y="19.227cm">
          <draw:text-box>
            <text:p text:style-name="P2">hash_map&lt;StateRegistry *, SegmentedVector&lt;Entry&gt;&gt;</text:p>
          </draw:text-box>
        </draw:frame>
        <draw:custom-shape draw:style-name="gr6" draw:text-style-name="P1" draw:layer="layout" svg:width="5.207cm" svg:height="2.032cm" svg:x="4.683cm" svg:y="23.35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381cm" svg:height="0.508cm" svg:x="4.81cm" svg:y="24.495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5.572cm" svg:y1="24.876cm" svg:x2="4.937cm" svg:y2="24.749cm">
          <text:p/>
        </draw:line>
        <draw:custom-shape draw:style-name="gr7" draw:text-style-name="P1" draw:layer="layout" svg:width="0.254cm" svg:height="0.381cm" svg:x="5.445cm" svg:y="24.114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254cm" svg:height="0.381cm" svg:x="6.461cm" svg:y="24.114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016cm" svg:height="0.381cm" svg:x="5.572cm" svg:y="24.495cm">
          <text:p text:style-name="P1">Entry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016cm" svg:height="0.381cm" svg:x="6.588cm" svg:y="24.495cm">
          <text:p text:style-name="P1">Entry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016cm" svg:height="0.381cm" svg:x="5.571cm" svg:y="24.494cm">
          <text:p text:style-name="P1">Entry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016cm" svg:height="0.381cm" svg:x="6.587cm" svg:y="24.494cm">
          <text:p text:style-name="P1">Entry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5.08cm" svg:height="0.569cm" svg:x="4.556cm" svg:y="23.225cm">
          <draw:text-box>
            <text:p text:style-name="P2"><text:span text:style-name="T1">SegmentedVector&lt;Entry&gt;</text:span></text:p>
          </draw:text-box>
        </draw:frame>
        <draw:line draw:style-name="gr4" draw:text-style-name="P3" draw:layer="layout" svg:x1="4.683cm" svg:y1="20.431cm" svg:x2="3.54cm" svg:y2="22.336cm">
          <text:p/>
        </draw:line>
        <draw:line draw:style-name="gr4" draw:text-style-name="P3" draw:layer="layout" svg:x1="4.683cm" svg:y1="23.352cm" svg:x2="3.54cm" svg:y2="22.971cm">
          <text:p/>
        </draw:line>
        <draw:custom-shape draw:style-name="gr12" draw:text-style-name="P1" draw:layer="layout" svg:width="1.016cm" svg:height="0.381cm" svg:x="7.604cm" svg:y="22.463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1.016cm" svg:height="0.381cm" svg:x="8.62cm" svg:y="24.495cm">
          <text:p/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2.667cm" svg:height="2.536cm" svg:x="3.794cm" svg:y="13.319cm">
          <draw:text-box>
            <text:p/>
          </draw:text-box>
        </draw:frame>
        <draw:frame draw:style-name="gr14" draw:text-style-name="P2" draw:layer="layout" svg:width="6.223cm" svg:height="3.552cm" svg:x="1.762cm" svg:y="13.319cm">
          <draw:text-box>
            <text:p text:style-name="P2"><text:span text:style-name="T1">- immutable</text:span><text:span text:style-name="T1"><text:line-break/></text:span><text:span text:style-name="T1">- always registered</text:span><text:span text:style-name="T1"><text:line-break/></text:span><text:span text:style-name="T1">- always duplicate checked</text:span></text:p>
            <text:p text:style-name="P2"><text:span text:style-name="T1">- always has valid ID/buffer</text:span></text:p>
            <text:p text:style-name="P2"><text:span text:style-name="T1">- never owns buffer</text:span></text:p>
            <text:p text:style-name="P2"><text:span text:style-name="T1">- created by factory methods:</text:span></text:p>
            <text:p text:style-name="P2"><text:span text:style-name="T1"><text:s text:c="2"/></text:span><text:span text:style-name="T1">- StateRegistry::get_initial_state()</text:span></text:p>
            <text:p text:style-name="P2"><text:span text:style-name="T1"><text:s text:c="2"/></text:span><text:span text:style-name="T1">- StateRegistry::</text:span><text:span text:style-name="T1">get_successor_state(s, op)</text:span></text:p>
            <text:p text:style-name="P2"><text:span text:style-name="T1">- Create temporary states by</text:span><text:span text:style-name="T1"><text:line-break/></text:span><text:span text:style-name="T1"> <text:s text:c="2"/>registering them in temporary registry</text:span></text:p>
          </draw:text-box>
        </draw:frame>
        <draw:frame draw:style-name="gr15" draw:text-style-name="P2" draw:layer="layout" svg:width="9.271cm" svg:height="3.113cm" svg:x="10.525cm" svg:y="24.114cm">
          <draw:text-box>
            <text:p text:style-name="P2"><text:span text:style-name="T1">- Indexed with State objects</text:span></text:p>
            <text:p text:style-name="P2"><text:span text:style-name="T1">- Last accessed registry is cached</text:span></text:p>
            <text:p text:style-name="P2"><text:span text:style-name="T1">- Subscriber mechanism:</text:span></text:p>
            <text:p text:style-name="P2"><text:span text:style-name="T1"><text:s text:c="2"/></text:span><text:span text:style-name="T1">- if Registry is destroyed,</text:span><text:span text:style-name="T1"><text:line-break/></text:span><text:span text:style-name="T1"> <text:s text:c="3"/>all stored information is destroyed as well</text:span></text:p>
            <text:p text:style-name="P2"><text:span text:style-name="T1">- Open question: introduce new struct for (StateID + Registry*)? StateHandle? Idea: StateID is sufficient if registry is known (e.g., in open lists)</text:span></text:p>
            <text:p text:style-name="P2"/>
          </draw:text-box>
        </draw:frame>
        <draw:custom-shape draw:style-name="gr12" draw:text-style-name="P1" draw:layer="layout" svg:width="1.016cm" svg:height="0.381cm" svg:x="7.604cm" svg:y="24.495cm">
          <text:p text:style-name="P1">Entry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0.254cm" svg:height="0.381cm" svg:x="7.477cm" svg:y="24.114cm">
          <text:p text:style-name="P1">2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f5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lorian Pommerening</meta:initial-creator>
    <meta:creation-date>2014-01-24T11:59:33</meta:creation-date>
    <dc:date>2014-01-24T14:38:23</dc:date>
    <dc:creator>Florian Pommerening</dc:creator>
    <meta:editing-duration>PT2H23M55S</meta:editing-duration>
    <meta:editing-cycles>10</meta:editing-cycles>
    <meta:generator>LibreOffice/3.5$Linux_X86_64 LibreOffice_project/350m1$Build-2</meta:generator>
    <meta:document-statistic meta:object-count="253"/>
  </office:meta>
</office:document-meta>
</file>